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3_4a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E. Holzman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64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>This text is a translation of SMBx1FF23_4b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Shebat Hagadol, 1864./</text:span></text:p>
      <text:p text:style-name="P4"><text:span text:style-name="T1">New York./</text:span></text:p>
      <text:p text:style-name="P2"><text:span text:style-name="T1">(Hebrew)/</text:span></text:p>
      <text:p text:style-name="P2"><text:span text:style-name="T1">To the learned Rabbi of the Sephardic congregation/ of Philadelphia. <text:s/>Sir, I kept my word and/ today sent a Sefer Torah to the address which/ you sent to me in your letter. <text:s/>Atlough[sic]/ you wrote to me that $90. is a great deal of/ money for an old Sefer Torah, please believe/ me that I paid $50 in actual cash, outside/ of transportation, whereas at the present/ time paper money is considered as no thing/ here. <text:s/>This very Sefer Torah, if I could/ keep it until just before Rosh Hashanah,/ I could get $120 for it; and of this, too,/ I can assure you that if any inac/curacy is found by any one of you/ or in whatever place to which this Sefer/ Torah is sent, I shall come there and/ correct it. <text:s/>For I received a written/ assurance of its accuracy from/ Fuerth. <text:s/>I wish you life and/ peace, and hope to receive a letter/ from you. <text:s/>I shall also send you/ T'phillin, Mezuzot, and Tsizit,/ during the middle days of the holiday./</text:span></text:p>
      <text:p text:style-name="P2"><text:span text:style-name="T1"/></text:p>
      <text:p text:style-name="P2"><text:span text:style-name="T1">[Page 2]</text:span></text:p>
      <text:p text:style-name="P2"><text:span text:style-name="T1">Have a joyful Passover./</text:span></text:p>
      <text:p text:style-name="P2"><text:span text:style-name="T1"><text:tab/>Your servant/</text:span></text:p>
      <text:p text:style-name="P2"><text:span text:style-name="T1"><text:tab/>Elijah, son of Moses,/</text:span></text:p>
      <text:p text:style-name="P2"><text:span text:style-name="T1"><text:tab/><text:tab/>Scribe/</text:span></text:p>
      <text:p text:style-name="P2"><text:span text:style-name="T1"><text:tab/>E. Holzman./</text:span></text:p>
      <text:p text:style-name="P2"><text:span text:style-name="T1"><text:tab/>73 Ludlow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8T12:17:52</meta:creation-date>
    <dc:date>2009-04-28T12:25:42</dc:date>
    <dc:language>en-US</dc:language>
    <meta:editing-cycles>2</meta:editing-cycles>
    <meta:editing-duration>PT7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3" meta:word-count="364" meta:character-count="2354"/>
  </office:meta>
</office:document-meta>
</file>